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sv" fo:country="SE" officeooo:rsid="000e015c" officeooo:paragraph-rsid="000e015c" style:font-size-asian="18pt" style:font-size-complex="18pt"/>
    </style:style>
    <style:style style:name="P2" style:family="paragraph" style:parent-style-name="Standard">
      <style:text-properties fo:language="sv" fo:country="SE" officeooo:rsid="000e015c" officeooo:paragraph-rsid="000e015c"/>
    </style:style>
    <style:style style:name="P3" style:family="paragraph" style:parent-style-name="Standard">
      <style:text-properties fo:language="sv" fo:country="SE" officeooo:rsid="000eab54" officeooo:paragraph-rsid="000eab54"/>
    </style:style>
    <style:style style:name="P4" style:family="paragraph" style:parent-style-name="Standard" style:list-style-name="L1">
      <style:text-properties fo:language="sv" fo:country="SE" officeooo:rsid="000eab54" officeooo:paragraph-rsid="000eab54"/>
    </style:style>
    <style:style style:name="P5" style:family="paragraph" style:parent-style-name="Standard" style:list-style-name="L1">
      <style:text-properties fo:language="sv" fo:country="SE" officeooo:rsid="000ec34b" officeooo:paragraph-rsid="000ec34b"/>
    </style:style>
    <style:style style:name="P6" style:family="paragraph" style:parent-style-name="Standard">
      <style:text-properties fo:language="sv" fo:country="SE" officeooo:rsid="000ec34b" officeooo:paragraph-rsid="000ec34b"/>
    </style:style>
    <style:style style:name="P7" style:family="paragraph" style:parent-style-name="Standard" style:list-style-name="L2">
      <style:text-properties fo:language="sv" fo:country="SE" officeooo:rsid="000ec34b" officeooo:paragraph-rsid="000ec34b"/>
    </style:style>
    <style:style style:name="P8" style:family="paragraph" style:parent-style-name="Standard" style:list-style-name="L2">
      <style:text-properties fo:language="sv" fo:country="SE" officeooo:rsid="000f693e" officeooo:paragraph-rsid="000f693e"/>
    </style:style>
    <style:style style:name="P9" style:family="paragraph" style:parent-style-name="Standard" style:list-style-name="L2">
      <style:text-properties fo:language="sv" fo:country="SE" officeooo:rsid="001144b8" officeooo:paragraph-rsid="001144b8"/>
    </style:style>
    <style:style style:name="P10" style:family="paragraph" style:parent-style-name="Standard">
      <style:text-properties fo:language="sv" fo:country="SE" officeooo:rsid="001144b8" officeooo:paragraph-rsid="001144b8"/>
    </style:style>
    <style:style style:name="P11" style:family="paragraph" style:parent-style-name="Standard" style:list-style-name="L3">
      <style:text-properties fo:language="sv" fo:country="SE" officeooo:rsid="001144b8" officeooo:paragraph-rsid="001144b8"/>
    </style:style>
    <style:style style:name="P12" style:family="paragraph" style:parent-style-name="Standard" style:list-style-name="L4">
      <style:text-properties fo:language="sv" fo:country="SE" officeooo:rsid="0012baca" officeooo:paragraph-rsid="0012baca"/>
    </style:style>
    <style:style style:name="P13" style:family="paragraph" style:parent-style-name="Standard" style:list-style-name="L4">
      <style:text-properties fo:language="sv" fo:country="SE" officeooo:rsid="0012baca" officeooo:paragraph-rsid="00185942"/>
    </style:style>
    <style:style style:name="P14" style:family="paragraph" style:parent-style-name="Standard">
      <style:text-properties fo:language="sv" fo:country="SE" officeooo:rsid="0012baca" officeooo:paragraph-rsid="0012baca"/>
    </style:style>
    <style:style style:name="P15" style:family="paragraph" style:parent-style-name="Standard" style:list-style-name="L4">
      <style:text-properties fo:language="sv" fo:country="SE" officeooo:rsid="0013e91a" officeooo:paragraph-rsid="0013e91a"/>
    </style:style>
    <style:style style:name="P16" style:family="paragraph" style:parent-style-name="Standard" style:list-style-name="L4">
      <style:text-properties fo:language="sv" fo:country="SE" officeooo:rsid="00146388" officeooo:paragraph-rsid="00146388"/>
    </style:style>
    <style:style style:name="P17" style:family="paragraph" style:parent-style-name="Standard" style:list-style-name="L4">
      <style:text-properties fo:language="sv" fo:country="SE" officeooo:rsid="00146aab" officeooo:paragraph-rsid="00146aab"/>
    </style:style>
    <style:style style:name="P18" style:family="paragraph" style:parent-style-name="Standard" style:list-style-name="L4">
      <style:text-properties fo:language="sv" fo:country="SE" officeooo:rsid="00159bd7" officeooo:paragraph-rsid="00159bd7"/>
    </style:style>
    <style:style style:name="P19" style:family="paragraph" style:parent-style-name="Standard" style:list-style-name="L4">
      <style:text-properties fo:language="sv" fo:country="SE" officeooo:rsid="0016a4be" officeooo:paragraph-rsid="0016a4be"/>
    </style:style>
    <style:style style:name="P20" style:family="paragraph" style:parent-style-name="Standard" style:list-style-name="L4">
      <style:text-properties fo:language="sv" fo:country="SE" officeooo:rsid="0016d873" officeooo:paragraph-rsid="0016d873"/>
    </style:style>
    <style:style style:name="P21" style:family="paragraph" style:parent-style-name="Standard" style:list-style-name="L4">
      <style:text-properties fo:language="sv" fo:country="SE" officeooo:rsid="0017f99d" officeooo:paragraph-rsid="0017f99d"/>
    </style:style>
    <style:style style:name="P22" style:family="paragraph" style:parent-style-name="Standard" style:list-style-name="L5">
      <style:text-properties fo:language="sv" fo:country="SE" officeooo:rsid="0017318c" officeooo:paragraph-rsid="0017318c"/>
    </style:style>
    <style:style style:name="P23" style:family="paragraph" style:parent-style-name="Standard" style:list-style-name="L4">
      <style:text-properties fo:language="sv" fo:country="SE" officeooo:rsid="001c0597" officeooo:paragraph-rsid="001c0597"/>
    </style:style>
    <style:style style:name="P24" style:family="paragraph" style:parent-style-name="Standard" style:list-style-name="L4">
      <style:text-properties fo:language="sv" fo:country="SE" officeooo:rsid="0021e27e" officeooo:paragraph-rsid="0021e27e"/>
    </style:style>
    <style:style style:name="T1" style:family="text">
      <style:text-properties officeooo:rsid="000ec34b"/>
    </style:style>
    <style:style style:name="T2" style:family="text">
      <style:text-properties officeooo:rsid="00146388"/>
    </style:style>
    <style:style style:name="T3" style:family="text">
      <style:text-properties officeooo:rsid="0016a4be"/>
    </style:style>
    <style:style style:name="T4" style:family="text">
      <style:text-properties officeooo:rsid="00185942"/>
    </style:style>
    <style:style style:name="T5" style:family="text">
      <style:text-properties officeooo:rsid="00186df9"/>
    </style:style>
    <style:style style:name="T6" style:family="text">
      <style:text-properties officeooo:rsid="001a0963"/>
    </style:style>
    <style:style style:name="T7" style:family="text">
      <style:text-properties officeooo:rsid="001c0597"/>
    </style:style>
    <style:style style:name="T8" style:family="text">
      <style:text-properties fo:font-weight="bold" officeooo:rsid="001c0597" style:font-weight-asian="bold" style:font-weight-complex="bold"/>
    </style:style>
    <style:style style:name="T9" style:family="text">
      <style:text-properties fo:font-weight="normal" officeooo:rsid="001c0597" style:font-weight-asian="normal" style:font-weight-complex="normal"/>
    </style:style>
    <style:style style:name="T10" style:family="text">
      <style:text-properties officeooo:rsid="001db5b4"/>
    </style:style>
    <style:style style:name="T11" style:family="text">
      <style:text-properties officeooo:rsid="0020b6a1"/>
    </style:style>
    <style:style style:name="T12" style:family="text">
      <style:text-properties officeooo:rsid="0020b89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officeooo:rsid="0022ef33"/>
    </style:style>
    <style:style style:name="T15" style:family="text">
      <style:text-properties officeooo:rsid="00253c80"/>
    </style:style>
    <style:style style:name="T16" style:family="text">
      <style:text-properties officeooo:rsid="00269aa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ågor och kommentarer från opponenter inför framläggningen</text:p>
      <text:p text:style-name="P2"/>
      <text:p text:style-name="P2">Framläggs av: Akdas Hossain och Emma Miléus</text:p>
      <text:p text:style-name="P2">Opponenter: Claes Arvidson och Emelie Karlsson</text:p>
      <text:p text:style-name="P2"/>
      <text:p text:style-name="P2"/>
      <text:p text:style-name="P3">Övergripande intryck:</text:p>
      <text:p text:style-name="P3"/>
      <text:list xml:id="list3456665230114990330" text:style-name="L1">
        <text:list-item>
          <text:p text:style-name="P4">3 olika metoder jämförda. Intressanta och relevanta val av metoder för att hitta en förbättring i detektionen av huvudrörelser hos glasögonen. </text:p>
        </text:list-item>
        <text:list-item>
          <text:p text:style-name="P4">4 <text:span text:style-name="T4">olika</text:span> typer av test utförda. Bra och strukturerat tillvägagån<text:span text:style-name="T4">g</text:span>ssätt i testningen. Bra val av tester för syftet. Den exakta testproces<text:span text:style-name="T4">s</text:span>en lite otydli<text:span text:style-name="T4">g</text:span>t beskriven.</text:p>
        </text:list-item>
        <text:list-item>
          <text:p text:style-name="P4">3 typer av plottar använd<text:span text:style-name="T4">s</text:span> för att visa resultat. <text:span text:style-name="T1">Precision, visualisering av de olika metodernas identifiering av fixeringar samt avvikelser i pixlar. Bra val av grafer. Dock lite otydliga axlar och otydligt vilka tester som resulterat i graferna (hur många, hur ofta).</text:span></text:p>
        </text:list-item>
        <text:list-item>
          <text:p text:style-name="P5">Slutsatser kring grafer rimliga.</text:p>
        </text:list-item>
      </text:list>
      <text:p text:style-name="P6"/>
      <text:p text:style-name="P6">Upplägg:</text:p>
      <text:p text:style-name="P6"/>
      <text:list xml:id="list3387506553850195363" text:style-name="L2">
        <text:list-item>
          <text:p text:style-name="P7">Bra struktur. Tydliga kapitel. Bra innehåll. Generellt bra delkapitel också.</text:p>
        </text:list-item>
        <text:list-item>
          <text:p text:style-name="P8">Bra bakgrund<text:span text:style-name="T4">s</text:span>kapitel med ögonrörelser, fixations, saccades och smooth pursuit.</text:p>
        </text:list-item>
        <text:list-item>
          <text:p text:style-name="P9">Enhetlig<text:span text:style-name="T4">a</text:span>. Referenshantering, förkortningar.</text:p>
        </text:list-item>
        <text:list-item>
          <text:p text:style-name="P9">Starka delar: Introduction, Hardware. Results and Discussion. </text:p>
        </text:list-item>
        <text:list-item>
          <text:p text:style-name="P9">Svaga delar: Theory and Related Work samt Implementaion. Vissa misstag och förvirringar. Bibliografin ofullständig.</text:p>
        </text:list-item>
        <text:list-item>
          <text:p text:style-name="P7">Språkligt bra nivå generellt. Tydligt. Några grammatiska missar, några otydligheter och några misstag i hänvisningar till figurer och dyl.</text:p>
        </text:list-item>
      </text:list>
      <text:p text:style-name="P6"/>
      <text:p text:style-name="P10">Muntlig presentation:</text:p>
      <text:p text:style-name="P10"/>
      <text:list xml:id="list2450752476781670877" text:style-name="L3">
        <text:list-item>
          <text:p text:style-name="P11">...</text:p>
        </text:list-item>
      </text:list>
      <text:p text:style-name="P6"/>
      <text:p text:style-name="P10">Nedslag:</text:p>
      <text:p text:style-name="P10"/>
      <text:list xml:id="list8611188641391614371" text:style-name="L4">
        <text:list-item>
          <text:p text:style-name="P12">Introduction</text:p>
          <text:list>
            <text:list-item>
              <text:p text:style-name="P12">Saknas axlar på Figur 1.1.</text:p>
            </text:list-item>
            <text:list-item>
              <text:p text:style-name="P12">Sista meningen sida 2. “cannot detect short saccades”. <text:s/>Hänger längden på en saccade och dess hastighet ihop?</text:p>
            </text:list-item>
            <text:list-item>
              <text:p text:style-name="P12">Outline: lägg delen på sidan 18 om de tre metoderna här?</text:p>
            </text:list-item>
          </text:list>
        </text:list-item>
        <text:list-item>
          <text:p text:style-name="P12">Hardware and Data Recording</text:p>
          <text:list>
            <text:list-item>
              <text:p text:style-name="P12">Bra figurer.</text:p>
            </text:list-item>
          </text:list>
        </text:list-item>
        <text:list-item>
          <text:p text:style-name="P12">Theory and Related Work</text:p>
          <text:list>
            <text:list-item>
              <text:p text:style-name="P13">Generellt bra beskrivningar av de olika filtrena.</text:p>
            </text:list-item>
            <text:list-item>
              <text:p text:style-name="P12">I-VT beskrivning saknas <text:span text:style-name="T5">dock</text:span> i rapporten. Skulle kunna ingår här.</text:p>
            </text:list-item>
            <text:list-item>
              <text:p text:style-name="P12">Figur 3.1 otydlig och svårtolkad. <text:span text:style-name="T6">Förklara den gärna.</text:span> Referens i texten stämmer inte med figurtexten. </text:p>
            </text:list-item>
            <text:list-item>
              <text:p text:style-name="P15"><text:soft-page-break/><text:span text:style-name="T6">Lägg till u</text:span>ndertitel till delen om filter?</text:p>
            </text:list-item>
            <text:list-item>
              <text:p text:style-name="P15"><text:span text:style-name="T15">Kapitel </text:span>3.1 - “Angular velocity calculation” bättre namn <text:span text:style-name="T7">då det är </text:span><text:span text:style-name="T8">vinkelhastigheten </text:span><text:span text:style-name="T9">ni beräknar</text:span>?</text:p>
            </text:list-item>
            <text:list-item>
              <text:p text:style-name="P15">t, t1, t2 diskreta tidssamples? Förvirrande terminologi. Tolkas som tider <text:span text:style-name="T7">i</text:span> 3.5 <text:span text:style-name="T7">och även som samples samt annat t används igen i integralen av gyroskopdatan. Förtydliga dessa och använd eventuellt annan bokstav.</text:span></text:p>
            </text:list-item>
            <text:list-item>
              <text:p text:style-name="P15">Förvirring mellan vektor a och b <text:span text:style-name="T2">i figuren då a verkar bero av t1 och b av t2 när det bör vara tvärtom.</text:span></text:p>
            </text:list-item>
            <text:list-item>
              <text:p text:style-name="P23">Ekvation 3.5. Bör inte resultatet vara i belopp också ty det existerar negativa vinkelhastigheter men ni endast tittar på de positiva.</text:p>
            </text:list-item>
            <text:list-item>
              <text:p text:style-name="P15">Fet stil för att visa vektorer?</text:p>
            </text:list-item>
            <text:list-item>
              <text:p text:style-name="P16">Ekvation 3.8. Kan man förklara vad som händer?</text:p>
            </text:list-item>
            <text:list-item>
              <text:p text:style-name="P16"><text:span text:style-name="T15">Kapitel </text:span>3.3 – sätta <text:span text:style-name="T16">x-,y-,z-</text:span>axlar i Figur 3.4 för tydlighet.</text:p>
            </text:list-item>
            <text:list-item>
              <text:p text:style-name="P16">Ekvation 3.9 – 3.11 använd phi, theta psi istället?</text:p>
            </text:list-item>
          </text:list>
        </text:list-item>
        <text:list-item>
          <text:p text:style-name="P16">Implementation</text:p>
          <text:list>
            <text:list-item>
              <text:p text:style-name="P16">Svårt att följa algoritmen i texten. Denna del kan skrivas mycket tydligare. Sida 15 följer algoritmen bättre än sida 13 och 14. Även appendix E är förvirrande. Vore bra om man alltid nämnde namnet på algoritmen man beskriver för tillfället.</text:p>
            </text:list-item>
            <text:list-item>
              <text:p text:style-name="P16">Ekvation 4.1. Märklig ekvation för jämna tal. Ska det inte vara (x(n/2) + x(n/2 + 1))/2?</text:p>
            </text:list-item>
            <text:list-item>
              <text:p text:style-name="P16">Ekvation 4.6. Hur fungerar den?</text:p>
            </text:list-item>
            <text:list-item>
              <text:p text:style-name="P16">Sida 15. Inga ekvationsnummer. Varför byttes R mot F?</text:p>
            </text:list-item>
            <text:list-item>
              <text:p text:style-name="P17"><text:span text:style-name="T7">(</text:span>Vad är skillnaden mell<text:span text:style-name="T4">a</text:span>n “Eye position fill” och “Gap Fill”?<text:span text:style-name="T7">)</text:span></text:p>
            </text:list-item>
            <text:list-item>
              <text:p text:style-name="P23">Varför/när uppstår behov av ”Gap Fill”?</text:p>
            </text:list-item>
            <text:list-item>
              <text:p text:style-name="P17">Näst sista stycket <text:span text:style-name="T7">sida 15</text:span>. Vad är det för vinkel? <text:span text:style-name="T7">Varför tas denna upp igen? Ta bort allt utom första raden? Mergen verkar förklaras i sista stycket istället.</text:span></text:p>
            </text:list-item>
            <text:list-item>
              <text:p text:style-name="P18">Övergripande: oklart vad som ingår i I-VT filtret.</text:p>
            </text:list-item>
          </text:list>
        </text:list-item>
        <text:list-item>
          <text:p text:style-name="P16">Results and Discussion</text:p>
          <text:list>
            <text:list-item>
              <text:p text:style-name="P18">Hur fungerar manually mapped gaze och hur skapas en prediction? <text:span text:style-name="T3">Varför finns störningar kvar i andra bilden i Figur 5.3?</text:span></text:p>
            </text:list-item>
            <text:list-item>
              <text:p text:style-name="P18">Räcker en video per test? <text:span text:style-name="T10">Borde inte fler göras för att minska felmarginalen?</text:span> </text:p>
            </text:list-item>
            <text:list-item>
              <text:p text:style-name="P18">Kompenserar man för ögondarr i histogrammet <text:span text:style-name="T11">för euklidiska avstånd</text:span>?</text:p>
            </text:list-item>
            <text:list-item>
              <text:p text:style-name="P19">Svårtolkade <text:span text:style-name="T12">figurer </text:span>5.8 – 5.9. Olika skalor <text:span text:style-name="T12">och onormerat.</text:span></text:p>
            </text:list-item>
            <text:list-item>
              <text:p text:style-name="P20">5.4 – vad kan man göra för att förbättra prestandan vid läsning? Uppstår smooth pursuit <text:span text:style-name="T12">om man läser tillräckligt fort</text:span>?</text:p>
            </text:list-item>
          </text:list>
        </text:list-item>
        <text:list-item>
          <text:p text:style-name="P20">Conclusion</text:p>
          <text:list>
            <text:list-item>
              <text:p text:style-name="P20">Resultatet: <text:span text:style-name="T12">S</text:span>narare att Metod 2 och 3 var bättre än 1 än att 3 var bättre än 2? M2 och M3 ger nästan identiska resultat <text:span text:style-name="T12">om än att M2 i flertalet fall är något bättre än M3</text:span>.</text:p>
            </text:list-item>
          </text:list>
        </text:list-item>
        <text:list-item>
          <text:p text:style-name="P21">Bibliografi – se kommentarer i rapport</text:p>
        </text:list-item>
        <text:list-item>
          <text:p text:style-name="P21">Appendix</text:p>
          <text:list>
            <text:list-item>
              <text:p text:style-name="P21">Appendix E – oklart hur flödet går vid steg 3. </text:p>
            </text:list-item>
          </text:list>
        </text:list-item>
      </text:list>
      <text:p text:style-name="P14"/>
      <text:list xml:id="list162559044373114" text:continue-numbering="true" text:style-name="L4">
        <text:list-item>
          <text:p text:style-name="P24">Generella poängteringar:</text:p>
          <text:list>
            <text:list-item>
              <text:p text:style-name="P24">Ni nämner två olika kalibreringar i brödtexten utan att faktiskt nämna i ord att det krävs två innan mätning. Kan förtydligas. (Fovea kalibrering + gyros kalibrering på bord)</text:p>
            </text:list-item>
            <text:list-item>
              <text:p text:style-name="P24">Figur 1.1, sida 2. Kan fler såna figurer presenteras I resultatet då det är tydliga figurer.</text:p>
            </text:list-item>
            <text:list-item>
              <text:p text:style-name="P24">Sida 30+31. ”... since the maximal difference is <text:span text:style-name="T13">almost half</text:span> of method 1 ...”. Borde de inte <text:soft-page-break/>jämföras för samma threshold, ty det är under kapitlet ”No Head Movements”. Då är det inte ”almost half” i maximal difference <text:span text:style-name="T14">utan lika stor.</text:span></text:p>
            </text:list-item>
          </text:list>
        </text:list-item>
      </text:list>
      <text:p text:style-name="P14">Helhetsintryck och slutord:</text:p>
      <text:list xml:id="list8309574562177176963" text:style-name="L5">
        <text:list-item>
          <text:p text:style-name="P22">Bra jobbat!</text:p>
        </text:list-item>
        <text:list-item>
          <text:p text:style-name="P22">Lycka till i framtiden!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elie Karlsson</meta:initial-creator>
    <meta:creation-date>2016-06-01T11:00:36.377824249</meta:creation-date>
    <dc:date>2016-06-01T16:25:57.987681078</dc:date>
    <dc:creator>Claes Arvidson</dc:creator>
    <meta:editing-duration>PT2H20M31S</meta:editing-duration>
    <meta:editing-cycles>26</meta:editing-cycles>
    <meta:generator>LibreOffice/4.3.7.2$Linux_X86_64 LibreOffice_project/430$Build-2</meta:generator>
    <meta:document-statistic meta:table-count="0" meta:image-count="0" meta:object-count="0" meta:page-count="3" meta:paragraph-count="64" meta:word-count="784" meta:character-count="4703" meta:non-whitespace-character-count="4027"/>
  </office:meta>
</office:document-meta>
</file>